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357cm" draw:marker-end-width="0.357cm" draw:fill="none" draw:textarea-horizontal-align="justify" draw:textarea-vertical-align="middle" draw:auto-grow-height="false" fo:min-height="0.587cm" fo:min-width="2.369cm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639cm" fo:min-width="1.659cm"/>
    </style:style>
    <style:style style:name="gr3" style:family="graphic" style:parent-style-name="standard">
      <style:graphic-properties draw:stroke="dash" draw:stroke-dash="Fine_20_Dashed" svg:stroke-width="0.051cm" svg:stroke-color="#333333" draw:marker-start-width="0.357cm" draw:marker-end-width="0.357cm" draw:fill="none" draw:textarea-horizontal-align="justify" draw:textarea-vertical-align="middle" draw:auto-grow-height="false" fo:min-height="0.587cm" fo:min-width="2.369cm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9cm" fo:min-width="1.454cm"/>
    </style:style>
    <style:style style:name="gr8" style:family="graphic" style:parent-style-name="standard">
      <style:graphic-properties draw:stroke="none" svg:stroke-color="#000000" draw:fill="none" draw:fill-color="#ffffff" fo:min-height="0.607cm"/>
    </style:style>
    <style:style style:name="gr9" style:family="graphic" style:parent-style-name="standard">
      <style:graphic-properties draw:stroke="none" svg:stroke-color="#000000" draw:fill="none" draw:fill-color="#ffffff" fo:min-height="0.622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53cm" svg:height="2.244cm" svg:x="3.697cm" svg:y="9.60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46cm" svg:height="0.873cm" svg:x="4.816cm" svg:y="8.358cm">
          <text:p text:style-name="P1"><text:span text:style-name="T1">父进程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58cm" svg:height="2.159cm" svg:x="5.953cm" svg:y="12.55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46cm" svg:height="0.872cm" svg:x="3.788cm" svg:y="10.602cm">
          <text:p text:style-name="P1"><text:span text:style-name="T1">fd[1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46cm" svg:height="0.873cm" svg:x="6.045cm" svg:y="9.682cm">
          <text:p text:style-name="P1"><text:span text:style-name="T1">fd[0]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04cm" svg:height="0.873cm" svg:x="7.897cm" svg:y="12.978cm">
          <text:p text:style-name="P1"><text:span text:style-name="T2">管道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3.698cm" svg:y1="11.1cm" svg:x2="2.97cm" svg:y2="11.1cm">
          <text:p/>
        </draw:line>
        <draw:line draw:style-name="gr5" draw:text-style-name="P1" draw:layer="layout" svg:x1="3.032cm" svg:y1="11.108cm" svg:x2="3.032cm" svg:y2="13.7cm">
          <text:p/>
        </draw:line>
        <draw:line draw:style-name="gr6" draw:text-style-name="P1" draw:layer="layout" svg:x1="7.096cm" svg:y1="13.125cm" svg:x2="7.977cm" svg:y2="13.125cm">
          <text:p/>
        </draw:line>
        <draw:line draw:style-name="gr5" draw:text-style-name="P1" draw:layer="layout" svg:x1="10.001cm" svg:y1="13.377cm" svg:x2="15.478cm" svg:y2="13.295cm">
          <text:p/>
        </draw:line>
        <draw:line draw:style-name="gr6" draw:text-style-name="P1" draw:layer="layout" svg:x1="8.366cm" svg:y1="10.271cm" svg:x2="7.699cm" svg:y2="10.236cm">
          <text:p/>
        </draw:line>
        <draw:frame draw:style-name="gr7" draw:text-style-name="P4" draw:layer="layout" svg:width="1.954cm" svg:height="1.219cm" svg:x="10.43cm" svg:y="13.753cm">
          <draw:text-box>
            <text:p text:style-name="P4"><text:span text:style-name="T2">内核</text:span></text:p>
          </draw:text-box>
        </draw:frame>
        <draw:frame draw:style-name="gr8" draw:text-style-name="P5" draw:layer="layout" svg:width="0.818cm" svg:height="0.873cm" svg:x="2.87cm" svg:y="10.243cm">
          <draw:text-box>
            <text:p><text:span text:style-name="T3">写</text:span></text:p>
          </draw:text-box>
        </draw:frame>
        <draw:frame draw:style-name="gr9" draw:text-style-name="P6" draw:layer="layout" svg:width="0.636cm" svg:height="0.872cm" svg:x="7.481cm" svg:y="9.48cm">
          <draw:text-box>
            <text:p><text:span text:style-name="T4">读</text:span></text:p>
          </draw:text-box>
        </draw:frame>
        <draw:custom-shape draw:style-name="gr1" draw:text-style-name="P1" draw:layer="layout" svg:width="4.39cm" svg:height="2.286cm" svg:x="10.09cm" svg:y="9.6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32cm" svg:height="0.889cm" svg:x="10.169cm" svg:y="10.617cm">
          <text:p text:style-name="P1"><text:span text:style-name="T1">fd[1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33cm" svg:height="0.889cm" svg:x="13.069cm" svg:y="9.728cm">
          <text:p text:style-name="P1"><text:span text:style-name="T1">fd[0]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09cm" svg:y1="11.125cm" svg:x2="9.463cm" svg:y2="11.125cm">
          <text:p/>
        </draw:line>
        <draw:line draw:style-name="gr6" draw:text-style-name="P1" draw:layer="layout" svg:x1="15.421cm" svg:y1="10.244cm" svg:x2="14.402cm" svg:y2="10.244cm">
          <text:p/>
        </draw:line>
        <draw:frame draw:style-name="gr10" draw:text-style-name="P5" draw:layer="layout" svg:width="0.852cm" svg:height="0.873cm" svg:x="9.217cm" svg:y="10.363cm">
          <draw:text-box>
            <text:p><text:span text:style-name="T3">写</text:span></text:p>
          </draw:text-box>
        </draw:frame>
        <draw:frame draw:style-name="gr11" draw:text-style-name="P6" draw:layer="layout" svg:width="0.549cm" svg:height="0.889cm" svg:x="14.559cm" svg:y="9.474cm">
          <draw:text-box>
            <text:p><text:span text:style-name="T4">读</text:span></text:p>
          </draw:text-box>
        </draw:frame>
        <draw:line draw:style-name="gr6" draw:text-style-name="P1" draw:layer="layout" svg:x1="3.032cm" svg:y1="13.7cm" svg:x2="7.861cm" svg:y2="13.7cm">
          <text:p/>
        </draw:line>
        <draw:line draw:style-name="gr5" draw:text-style-name="P1" draw:layer="layout" svg:x1="9.636cm" svg:y1="13.065cm" svg:x2="10.398cm" svg:y2="13.054cm">
          <text:p/>
        </draw:line>
        <draw:line draw:style-name="gr5" draw:text-style-name="P1" draw:layer="layout" svg:x1="10.298cm" svg:y1="13.065cm" svg:x2="8.239cm" svg:y2="10.271cm">
          <text:p/>
        </draw:line>
        <draw:line draw:style-name="gr5" draw:text-style-name="P1" draw:layer="layout" svg:x1="7.096cm" svg:y1="13.192cm" svg:x2="9.509cm" svg:y2="11.16cm">
          <text:p/>
        </draw:line>
        <draw:line draw:style-name="gr5" draw:text-style-name="P1" draw:layer="layout" svg:x1="15.351cm" svg:y1="10.271cm" svg:x2="15.351cm" svg:y2="13.319cm">
          <text:p/>
        </draw:line>
        <draw:custom-shape draw:style-name="gr2" draw:text-style-name="P2" draw:layer="layout" svg:width="1.546cm" svg:height="0.873cm" svg:x="11.516cm" svg:y="8.358cm">
          <text:p text:style-name="P1"><text:span text:style-name="T1">子进程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46cm" svg:height="0.873cm" svg:x="7.985cm" svg:y="15.097cm">
          <text:p text:style-name="P1"><text:span text:style-name="T1">父子进程双向通信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53cm" svg:height="2.244cm" svg:x="3.986cm" svg:y="19.5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46cm" svg:height="0.873cm" svg:x="5.105cm" svg:y="18.272cm">
          <text:p text:style-name="P1"><text:span text:style-name="T1">父进程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58cm" svg:height="2.159cm" svg:x="6.242cm" svg:y="22.4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46cm" svg:height="0.872cm" svg:x="4.077cm" svg:y="20.516cm">
          <text:p text:style-name="P1"><text:span text:style-name="T1">fd[1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46cm" svg:height="0.873cm" svg:x="6.334cm" svg:y="19.596cm">
          <text:p text:style-name="P1"><text:span text:style-name="T1">fd[0]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04cm" svg:height="0.873cm" svg:x="8.186cm" svg:y="22.892cm">
          <text:p text:style-name="P1"><text:span text:style-name="T2">管道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3.987cm" svg:y1="21.014cm" svg:x2="3.259cm" svg:y2="21.014cm">
          <text:p/>
        </draw:line>
        <draw:line draw:style-name="gr5" draw:text-style-name="P1" draw:layer="layout" svg:x1="3.321cm" svg:y1="21.022cm" svg:x2="3.286cm" svg:y2="23.352cm">
          <text:p/>
        </draw:line>
        <draw:line draw:style-name="gr5" draw:text-style-name="P1" draw:layer="layout" svg:x1="10.29cm" svg:y1="23.291cm" svg:x2="15.767cm" svg:y2="23.209cm">
          <text:p/>
        </draw:line>
        <draw:frame draw:style-name="gr7" draw:text-style-name="P4" draw:layer="layout" svg:width="1.954cm" svg:height="1.219cm" svg:x="10.719cm" svg:y="23.667cm">
          <draw:text-box>
            <text:p text:style-name="P4"><text:span text:style-name="T2">内核</text:span></text:p>
          </draw:text-box>
        </draw:frame>
        <draw:frame draw:style-name="gr8" draw:text-style-name="P5" draw:layer="layout" svg:width="0.818cm" svg:height="0.873cm" svg:x="3.159cm" svg:y="20.157cm">
          <draw:text-box>
            <text:p><text:span text:style-name="T3">写</text:span></text:p>
          </draw:text-box>
        </draw:frame>
        <draw:custom-shape draw:style-name="gr1" draw:text-style-name="P1" draw:layer="layout" svg:width="4.39cm" svg:height="2.286cm" svg:x="10.379cm" svg:y="19.5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32cm" svg:height="0.889cm" svg:x="10.458cm" svg:y="20.531cm">
          <text:p text:style-name="P1"><text:span text:style-name="T1">fd[1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33cm" svg:height="0.889cm" svg:x="13.358cm" svg:y="19.642cm">
          <text:p text:style-name="P1"><text:span text:style-name="T1">fd[0]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71cm" svg:y1="20.158cm" svg:x2="14.691cm" svg:y2="20.158cm">
          <text:p/>
        </draw:line>
        <draw:frame draw:style-name="gr11" draw:text-style-name="P6" draw:layer="layout" svg:width="0.549cm" svg:height="0.889cm" svg:x="14.848cm" svg:y="19.388cm">
          <draw:text-box>
            <text:p><text:span text:style-name="T4">读</text:span></text:p>
          </draw:text-box>
        </draw:frame>
        <draw:line draw:style-name="gr6" draw:text-style-name="P1" draw:layer="layout" svg:x1="3.321cm" svg:y1="23.314cm" svg:x2="8.15cm" svg:y2="23.314cm">
          <text:p/>
        </draw:line>
        <draw:line draw:style-name="gr5" draw:text-style-name="P1" draw:layer="layout" svg:x1="15.64cm" svg:y1="20.185cm" svg:x2="15.64cm" svg:y2="23.233cm">
          <text:p/>
        </draw:line>
        <draw:custom-shape draw:style-name="gr2" draw:text-style-name="P2" draw:layer="layout" svg:width="1.546cm" svg:height="0.873cm" svg:x="11.805cm" svg:y="18.272cm">
          <text:p text:style-name="P1"><text:span text:style-name="T1">子进程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46cm" svg:height="0.873cm" svg:x="8.274cm" svg:y="25.011cm">
          <text:p text:style-name="P1"><text:span text:style-name="T1">父子进程单向通信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683cm" svg:height="0.872cm" svg:x="7.826cm" svg:y="19.48cm">
          <draw:text-box>
            <text:p><text:span text:style-name="T4">close</text:span></text:p>
          </draw:text-box>
        </draw:frame>
        <draw:frame draw:style-name="gr9" draw:text-style-name="P6" draw:layer="layout" svg:width="1.683cm" svg:height="0.872cm" svg:x="8.927cm" svg:y="20.58cm">
          <draw:text-box>
            <text:p><text:span text:style-name="T4">close</text:span></text:p>
          </draw:text-box>
        </draw:frame>
        <draw:custom-shape draw:style-name="gr1" draw:text-style-name="P1" draw:layer="layout" svg:width="1.367cm" svg:height="0.617cm" svg:x="7.888cm" svg:y="19.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67cm" svg:height="0.617cm" svg:x="9.031cm" svg:y="20.70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svg:stroke-color="#000000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fo:font-size="14pt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39:08.154127985</meta:creation-date>
    <dc:date>2018-04-13T19:06:11.074261118</dc:date>
    <meta:editing-duration>PT12M15S</meta:editing-duration>
    <meta:editing-cycles>7</meta:editing-cycles>
    <meta:generator>LibreOffice/4.2.8.2$Linux_X86_64 LibreOffice_project/420m0$Build-2</meta:generator>
    <meta:document-statistic meta:object-count="52"/>
  </office:meta>
</office:document-meta>
</file>